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39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39" office:value-type="string" calcext:value-type="string">
            <text:p>売値</text:p>
          </table:table-cell>
          <table:table-cell table:style-name="ce39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00/00/00</text:date>, <text:time style:data-style-name="N2" text:time-value="06:32:07.11599938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22T06:47:35.407788030</dc:date>
    <meta:editing-duration>P21DT3H52M2S</meta:editing-duration>
    <meta:editing-cycles>2046</meta:editing-cycles>
    <meta:document-statistic meta:table-count="2" meta:cell-count="3780" meta:object-count="0"/>
  </office:meta>
</office:document-meta>
</file>